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75c3e" officeooo:paragraph-rsid="00075c3e"/>
    </style:style>
    <style:style style:name="P2" style:family="paragraph" style:parent-style-name="Preformatted_20_Text">
      <style:text-properties officeooo:rsid="00091f70" officeooo:paragraph-rsid="00091f70"/>
    </style:style>
    <style:style style:name="P3" style:family="paragraph" style:parent-style-name="Preformatted_20_Text">
      <style:text-properties officeooo:rsid="0009d20e" officeooo:paragraph-rsid="0009d20e"/>
    </style:style>
    <style:style style:name="P4" style:family="paragraph" style:parent-style-name="Preformatted_20_Text">
      <style:text-properties officeooo:rsid="000d26ae" officeooo:paragraph-rsid="000d26ae"/>
    </style:style>
    <style:style style:name="P5" style:family="paragraph" style:parent-style-name="Preformatted_20_Text">
      <style:text-properties officeooo:paragraph-rsid="000e7242"/>
    </style:style>
    <style:style style:name="P6" style:family="paragraph" style:parent-style-name="Preformatted_20_Text">
      <style:text-properties officeooo:rsid="000e7242" officeooo:paragraph-rsid="000e7242"/>
    </style:style>
    <style:style style:name="P7" style:family="paragraph" style:parent-style-name="Preformatted_20_Text">
      <style:text-properties officeooo:rsid="000d26ae" officeooo:paragraph-rsid="000e7242"/>
    </style:style>
    <style:style style:name="P8" style:family="paragraph" style:parent-style-name="Preformatted_20_Text">
      <style:text-properties officeooo:rsid="000e7242" officeooo:paragraph-rsid="000e7242"/>
    </style:style>
    <style:style style:name="P9" style:family="paragraph" style:parent-style-name="Preformatted_20_Text">
      <style:text-properties officeooo:rsid="000ea049" officeooo:paragraph-rsid="000ea049"/>
    </style:style>
    <style:style style:name="P10" style:family="paragraph" style:parent-style-name="Preformatted_20_Text">
      <style:text-properties officeooo:rsid="001105f9" officeooo:paragraph-rsid="001105f9"/>
    </style:style>
    <style:style style:name="T1" style:family="text">
      <style:text-properties officeooo:rsid="000ba651"/>
    </style:style>
    <style:style style:name="T2" style:family="text">
      <style:text-properties officeooo:rsid="000d26ae"/>
    </style:style>
    <style:style style:name="T3" style:family="text">
      <style:text-properties officeooo:rsid="000e7242"/>
    </style:style>
    <style:style style:name="T4" style:family="text">
      <style:text-properties officeooo:rsid="000fa0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I changed the code of mts400 by adding receiving event to realizing the communication between the nodes.</text:p>
      <text:p text:style-name="P10"/>
      <text:p text:style-name="P10">^Cchencheng.liang@ws10:~/lab4/mts400$ java Mts400Tester -comm serial@/dev/ttyUSB1:iris</text:p>
      <text:p text:style-name="P10">serial@/dev/ttyUSB1:57600: resynchronising</text:p>
      <text:p text:style-name="P10">serial@/dev/ttyUSB1:57600: ignoring unknown packet type 0x0</text:p>
      <text:p text:style-name="P10">***************************************************************</text:p>
      <text:p text:style-name="P10"/>
      <text:p text:style-name="P10">Sensor_id: <text:s/>29</text:p>
      <text:p text:style-name="P10"/>
      <text:p text:style-name="P10">my visible light: <text:s text:c="4"/>6</text:p>
      <text:p text:style-name="P10">My LED: ON</text:p>
      <text:p text:style-name="P10">***************************************************************</text:p>
      <text:p text:style-name="P10">I am reference 233</text:p>
      <text:p text:style-name="P10"/>
      <text:p text:style-name="P10">Sensor_id: <text:s/>233</text:p>
      <text:p text:style-name="P10"/>
      <text:p text:style-name="P10">my visible light: <text:s text:c="4"/>93</text:p>
      <text:p text:style-name="P10">My LED: OFF</text:p>
      <text:p text:style-name="P10">***************************************************************</text:p>
      <text:p text:style-name="P10"/>
      <text:p text:style-name="P10">Sensor_id: <text:s/>13</text:p>
      <text:p text:style-name="P10"/>
      <text:p text:style-name="P10">my visible light: <text:s text:c="4"/>439</text:p>
      <text:p text:style-name="P10">My LED: OFF</text:p>
      <text:p text:style-name="P10">***************************************************************</text:p>
      <text:p text:style-name="P10"/>
      <text:p text:style-name="P10">Sensor_id: <text:s/>29</text:p>
      <text:p text:style-name="P10"/>
      <text:p text:style-name="P10">my visible light: <text:s text:c="4"/>6</text:p>
      <text:p text:style-name="P10">My LED: ON</text:p>
      <text:p text:style-name="P10">***************************************************************</text:p>
      <text:p text:style-name="P10">I am reference 233</text:p>
      <text:p text:style-name="P10"/>
      <text:p text:style-name="P10">Sensor_id: <text:s/>233</text:p>
      <text:p text:style-name="P10"/>
      <text:p text:style-name="P10">my visible light: <text:s text:c="4"/>115</text:p>
      <text:p text:style-name="P10">My LED: OFF</text:p>
      <text:p text:style-name="P10">***************************************************************</text:p>
      <text:p text:style-name="P10"/>
      <text:p text:style-name="P10">Sensor_id: <text:s/>13</text:p>
      <text:p text:style-name="P10"/>
      <text:p text:style-name="P10">my visible light: <text:s text:c="4"/>439</text:p>
      <text:p text:style-name="P10">My LED: OFF</text:p>
      <text:p text:style-name="P10">***************************************************************</text:p>
      <text:p text:style-name="P10"/>
      <text:p text:style-name="P10">Sensor_id: <text:s/>29</text:p>
      <text:p text:style-name="P10"/>
      <text:p text:style-name="P10">my visible light: <text:s text:c="4"/>6</text:p>
      <text:p text:style-name="P10">My LED: ON</text:p>
      <text:p text:style-name="P10">***************************************************************</text:p>
      <text:p text:style-name="P10">I am reference 233</text:p>
      <text:p text:style-name="P10"/>
      <text:p text:style-name="P10">Sensor_id: <text:s/>233</text:p>
      <text:p text:style-name="P10"/>
      <text:p text:style-name="P10">my visible light: <text:s text:c="4"/>115</text:p>
      <text:p text:style-name="P10">My LED: OFF</text:p>
      <text:p text:style-name="P10">***************************************************************</text:p>
      <text:p text:style-name="P10"/>
      <text:p text:style-name="P10">Sensor_id: <text:s/>13</text:p>
      <text:p text:style-name="P10"/>
      <text:p text:style-name="P10">my visible light: <text:s text:c="4"/>423</text:p>
      <text:p text:style-name="P10"><text:soft-page-break/>My LED: OFF</text:p>
      <text:p text:style-name="P10">***************************************************************</text:p>
      <text:p text:style-name="P10"/>
      <text:p text:style-name="P10">Sensor_id: <text:s/>29</text:p>
      <text:p text:style-name="P10"/>
      <text:p text:style-name="P10">my visible light: <text:s text:c="4"/>6</text:p>
      <text:p text:style-name="P10">My LED: ON</text:p>
      <text:p text:style-name="P1"/>
      <text:p text:style-name="P1"/>
      <text:p text:style-name="P1"/>
      <text:p text:style-name="P1"/>
      <text:p text:style-name="P2">--------------------------------------------------</text:p>
      <text:p text:style-name="P2"><text:s text:c="7"/>+----------------------------------------------------------------+</text:p>
      <text:p text:style-name="P2"><text:s text:c="7"/>| <text:s text:c="63"/>|</text:p>
      <text:p text:style-name="P2"><text:s text:c="7"/>| In the next step the following things will take place: <text:s text:c="8"/>|</text:p>
      <text:p text:style-name="P2"><text:s text:c="7"/>| - the mote will be rebooted <text:s text:c="35"/>|</text:p>
      <text:p text:style-name="P2"><text:s text:c="7"/>| - all the leds will blink for some time as the <text:s text:c="16"/>|</text:p>
      <text:p text:style-name="P2"><text:s text:c="7"/>| <text:s text:c="2"/>reprogramming by tosboot takes place. <text:s text:c="23"/>|</text:p>
      <text:p text:style-name="P2"><text:s text:c="7"/>| - a fading of the leds will indicate the exiting from tosboot. |</text:p>
      <text:p text:style-name="P2"><text:s text:c="7"/>| - the mote should start blinking the 3rd led (blue/yellow). <text:s text:c="3"/>|</text:p>
      <text:p text:style-name="P2"><text:s text:c="7"/>| <text:s text:c="63"/>|</text:p>
      <text:p text:style-name="P2"><text:s text:c="7"/>| <text:s text:c="18"/>Press ENTER to continue... <text:s text:c="18"/>|</text:p>
      <text:p text:style-name="P2"><text:s text:c="7"/>| <text:s text:c="63"/>|</text:p>
      <text:p text:style-name="P2"><text:s text:c="7"/>+----------------------------------------------------------------+</text:p>
      <text:p text:style-name="P2"/>
      <text:p text:style-name="P2">=========================== Reboot the base station ============================</text:p>
      <text:p text:style-name="P2">Flushing the serial port..</text:p>
      <text:p text:style-name="P2">Checking if node is a Deluge T2 base station ...</text:p>
      <text:p text:style-name="P2">Command sent</text:p>
      <text:p text:style-name="P2"/>
      <text:p text:style-name="P2"/>
      <text:p text:style-name="P2"/>
      <text:p text:style-name="P2"/>
      <text:p text:style-name="P2"/>
      <text:p text:style-name="P3">chencheng.liang@ws10:~/lab4/deluge/Blink$ tos-deluge serial@/dev/ttyUSB1:57600 -i 1 build/iris/tos_image.xml</text:p>
      <text:p text:style-name="P3">Flushing the serial port..</text:p>
      <text:p text:style-name="P3">Checking if node is a Deluge T2 base station ...</text:p>
      <text:p text:style-name="P3">Pinging node ...</text:p>
      <text:p text:style-name="P3">Connected to Deluge nodes.</text:p>
      <text:p text:style-name="P3">--------------------------------------------------</text:p>
      <text:p text:style-name="P3">Stored image 1</text:p>
      <text:p text:style-name="P3"><text:s text:c="2"/>Prog Name: <text:s text:c="2"/>BlinkAppC</text:p>
      <text:p text:style-name="P3"><text:s text:c="2"/>UID: <text:s text:c="8"/>0x164997F0</text:p>
      <text:p text:style-name="P3"><text:s text:c="2"/>Compiled On: Thu Apr 06 16:52:03 2017</text:p>
      <text:p text:style-name="P3"><text:s text:c="2"/>Platform: <text:s text:c="3"/>iris</text:p>
      <text:p text:style-name="P3"><text:s text:c="2"/>User ID: <text:s text:c="4"/>chencheng.liang</text:p>
      <text:p text:style-name="P3"><text:s text:c="2"/>Host Name: <text:s text:c="2"/>ws10</text:p>
      <text:p text:style-name="P3"><text:s text:c="2"/>User Hash: <text:s text:c="2"/>0xD57D45EC</text:p>
      <text:p text:style-name="P3"><text:s text:c="2"/>Size: <text:s text:c="7"/>22464</text:p>
      <text:p text:style-name="P3"><text:s text:c="2"/>Num Pages: <text:s text:c="2"/>20</text:p>
      <text:p text:style-name="P3">--------------------------------------------------</text:p>
      <text:p text:style-name="P3">Create image: /usr/local/bin/tos-build-deluge-image -i 1 build/iris/tos_image.xml</text:p>
      <text:p text:style-name="P3">Ihex read complete:</text:p>
      <text:p text:style-name="P3"><text:s text:c="2"/>21460 bytes starting at 0x0</text:p>
      <text:p text:style-name="P3"><text:s text:c="2"/>21460 bytes in 1 sections</text:p>
      <text:p text:style-name="P3">CRCs:</text:p>
      <text:p text:style-name="P3"><text:s text:c="2"/>0xE14D 0x9528 0xB734 0x043A 0x61C5 0xEB36 0x95B6 </text:p>
      <text:p text:style-name="P3"><text:s text:c="2"/>0x781F 0x3C9A 0xBA0A 0x60E2 0x08D2 0xFCCE 0x00AA </text:p>
      <text:p text:style-name="P3"><text:s text:c="2"/>0x073F 0xE4A1 0x8E85 0x53F5 0xC5C6 0x34AA </text:p>
      <text:p text:style-name="P3">--------------------------------------------------</text:p>
      <text:p text:style-name="P3">ERROR: Unable to erase the flash volume error: 1 data: [] </text:p>
      <text:p text:style-name="P3">Attempt the workaround for AT45DB...</text:p>
      <text:p text:style-name="P3"><text:soft-page-break/>22464 bytes in 15.47 seconds (1452.1808 bytes/s) <text:s text:c="4"/></text:p>
      <text:p text:style-name="P3">--------------------------------------------------</text:p>
      <text:p text:style-name="P3">Replace image with:</text:p>
      <text:p text:style-name="P3"><text:s text:c="2"/>Prog Name: <text:s text:c="2"/>BlinkAppC</text:p>
      <text:p text:style-name="P3"><text:s text:c="2"/>UID: <text:s text:c="8"/>0x164997F0</text:p>
      <text:p text:style-name="P3"><text:s text:c="2"/>Compiled On: Thu Apr 06 16:52:03 2017</text:p>
      <text:p text:style-name="P3"><text:s text:c="2"/>Platform: <text:s text:c="3"/>iris</text:p>
      <text:p text:style-name="P3"><text:s text:c="2"/>User ID: <text:s text:c="4"/>chencheng.liang</text:p>
      <text:p text:style-name="P3"><text:s text:c="2"/>Host Name: <text:s text:c="2"/>ws10</text:p>
      <text:p text:style-name="P3"><text:s text:c="2"/>User Hash: <text:s text:c="2"/>0xD57D45EC</text:p>
      <text:p text:style-name="P3"><text:s text:c="2"/>Size: <text:s text:c="7"/>22464</text:p>
      <text:p text:style-name="P3"><text:s text:c="2"/>Num Pages: <text:s text:c="2"/>20</text:p>
      <text:p text:style-name="P3">--------------------------------------------------</text:p>
      <text:p text:style-name="P3">chencheng.liang@ws10:~/lab4/deluge/Blink$ tos-deluge serial@/dev/ttyUSB1:57600 -d 1</text:p>
      <text:p text:style-name="P3">Flushing the serial port..</text:p>
      <text:p text:style-name="P3">Checking if node is a Deluge T2 base station ...</text:p>
      <text:p text:style-name="P3">Command sent</text:p>
      <text:p text:style-name="P3">chencheng.liang@ws10:~/lab4/deluge/Blink$ tos-deluge serial@/dev/ttyUSB1:57600 -dr 1</text:p>
      <text:p text:style-name="P3">Flushing the serial port..</text:p>
      <text:p text:style-name="P3">Checking if node is a Deluge T2 base station ...</text:p>
      <text:p text:style-name="P3">Command sent</text:p>
      <text:p text:style-name="P3"/>
      <text:p text:style-name="P3"/>
      <text:p text:style-name="P3">After these steps the blink program is work, and <text:span text:style-name="T1">3 nodes' LED are</text:span> toggling.</text:p>
      <text:p text:style-name="P3"/>
      <text:p text:style-name="P7">I inject Goldimage in second slot of the nodes by command</text:p>
      <text:p text:style-name="P5">“tos-deluge serial@/dev/ttyUSB1:57600 -i <text:span text:style-name="T3">2</text:span> build/iris/tos_image.xml”</text:p>
      <text:p text:style-name="P6">Reboot the basestation, then execute this command</text:p>
      <text:p text:style-name="P6">“tos-deluge serial@/dev/ttyUSB1:57600 -d 2”</text:p>
      <text:p text:style-name="P6">Reboot the basestation, then execute this command</text:p>
      <text:p text:style-name="P5">“tos-deluge serial@/dev/ttyUSB1:57600 -dr <text:span text:style-name="T3">2</text:span>”</text:p>
      <text:p text:style-name="P6">By reflashing, the nodes's LEDs become dark again because they are running Goldimage program, and I switch the image slot again to slot 1 by command </text:p>
      <text:p text:style-name="P5"><text:span text:style-name="T2">“</text:span>tos-deluge serial@/dev/ttyUSB1:57600 -dr <text:span text:style-name="T3">1”,</text:span></text:p>
      <text:p text:style-name="P7">then the nodes' LEDs toggle again because they are running the Blink program.</text:p>
      <text:p text:style-name="P7"/>
      <text:p text:style-name="P9">When I inject the program to the <text:span text:style-name="T4">base station</text:span> I should go to the directory of the program, but disseminating and <text:span text:style-name="T4">re-flashing</text:span> the program, they can be done in any directory.</text:p>
      <text:p text:style-name="P4"/>
      <text:p text:style-name="P4">These are results:</text:p>
      <text:p text:style-name="P4"/>
      <text:p text:style-name="P4"/>
      <text:p text:style-name="P4"/>
      <text:p text:style-name="P4">chencheng.liang@ws10:~/lab4/deluge/GoldenImage$ tos-deluge serial@/dev/ttyUSB1:57600 -i 2 build/iris/tos_image.xml</text:p>
      <text:p text:style-name="P4">Flushing the serial port..</text:p>
      <text:p text:style-name="P4">Checking if node is a Deluge T2 base station ...</text:p>
      <text:p text:style-name="P4">Pinging node ...</text:p>
      <text:p text:style-name="P4">Connected to Deluge nodes.</text:p>
      <text:p text:style-name="P4">No valid image was detected.</text:p>
      <text:p text:style-name="P4">--------------------------------------------------</text:p>
      <text:p text:style-name="P4">Create image: /usr/local/bin/tos-build-deluge-image -i 2 build/iris/tos_image.xml</text:p>
      <text:p text:style-name="P4">Ihex read complete:</text:p>
      <text:p text:style-name="P4"><text:s text:c="2"/>26118 bytes starting at 0x0</text:p>
      <text:p text:style-name="P4"><text:s text:c="2"/>26118 bytes in 1 sections</text:p>
      <text:p text:style-name="P4">CRCs:</text:p>
      <text:p text:style-name="P4"><text:s text:c="2"/>0xBA5E 0x4BAA 0x1231 0x12BE 0x76CA 0x0B43 0x4B39 </text:p>
      <text:p text:style-name="P4"><text:s text:c="2"/>0x4A25 0x95CD 0x57A1 0x7F65 0x8222 0xCAC3 0x61E7 </text:p>
      <text:p text:style-name="P4"><text:s text:c="2"/>0xBE96 0x07F9 0x2ED2 0x0975 0x2D2D 0x2383 0xC5C1 </text:p>
      <text:p text:style-name="P4"><text:s text:c="2"/>0x8089 0x30BA 0x2DF5 </text:p>
      <text:p text:style-name="P4"><text:soft-page-break/>--------------------------------------------------</text:p>
      <text:p text:style-name="P4">ERROR: Unable to erase the flash volume error: 1 data: [] </text:p>
      <text:p text:style-name="P4">Attempt the workaround for AT45DB...</text:p>
      <text:p text:style-name="P4">26880 bytes in 18.50 seconds (1453.2434 bytes/s) <text:s text:c="4"/></text:p>
      <text:p text:style-name="P4">--------------------------------------------------</text:p>
      <text:p text:style-name="P4">Replace image with:</text:p>
      <text:p text:style-name="P4"><text:s text:c="2"/>Prog Name: <text:s text:c="2"/>GoldenImageAppC</text:p>
      <text:p text:style-name="P4"><text:s text:c="2"/>UID: <text:s text:c="8"/>0x8BFB4C85</text:p>
      <text:p text:style-name="P4"><text:s text:c="2"/>Compiled On: Thu Apr 06 16:54:27 2017</text:p>
      <text:p text:style-name="P4"><text:s text:c="2"/>Platform: <text:s text:c="3"/>iris</text:p>
      <text:p text:style-name="P4"><text:s text:c="2"/>User ID: <text:s text:c="4"/>chencheng.liang</text:p>
      <text:p text:style-name="P4"><text:s text:c="2"/>Host Name: <text:s text:c="2"/>ws10</text:p>
      <text:p text:style-name="P4"><text:s text:c="2"/>User Hash: <text:s text:c="2"/>0xD57D45EC</text:p>
      <text:p text:style-name="P4"><text:s text:c="2"/>Size: <text:s text:c="7"/>26880</text:p>
      <text:p text:style-name="P4"><text:s text:c="2"/>Num Pages: <text:s text:c="2"/>24</text:p>
      <text:p text:style-name="P4">--------------------------------------------------</text:p>
      <text:p text:style-name="P4">chencheng.liang@ws10:~/lab4/deluge/GoldenImage$ tos-deluge serial@/dev/ttyUSB1:57600 -d 2</text:p>
      <text:p text:style-name="P4">Flushing the serial port..</text:p>
      <text:p text:style-name="P4">Checking if node is a Deluge T2 base station ...</text:p>
      <text:p text:style-name="P4">Command sent</text:p>
      <text:p text:style-name="P4">chencheng.liang@ws10:~/lab4/deluge/GoldenImage$ tos-deluge serial@/dev/ttyUSB1:57600 -dr 2</text:p>
      <text:p text:style-name="P4">Flushing the serial port..</text:p>
      <text:p text:style-name="P4">Checking if node is a Deluge T2 base station ...</text:p>
      <text:p text:style-name="P4">Command sent</text:p>
      <text:p text:style-name="P4">chencheng.liang@ws10:~/lab4/deluge/GoldenImage$ tos-deluge serial@/dev/ttyUSB1:57600 -dr 1</text:p>
      <text:p text:style-name="P4">Flushing the serial port..</text:p>
      <text:p text:style-name="P4">Checking if node is a Deluge T2 base station ...</text:p>
      <text:p text:style-name="P4">Command s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6T20:18:26.041444368</dc:date>
    <meta:editing-duration>PT3H56M50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4" meta:paragraph-count="169" meta:word-count="772" meta:character-count="6851" meta:non-whitespace-character-count="5618"/>
  </office:meta>
</office:document-meta>
</file>